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e Civil War was fought from April 12, 1861 to May 13, 1865. The majority of the fighting took place in Virginia and Tennessee. The Civil War was fought between the Union states and the 7 states that had seceded from the Union. The seven states that seceded were South Carolina, Mississippi, Florida, Alabama, Georgia, Louisiana, and Texas. Later, four more states had seceded, Virginia, Arkansas, North Carolina, and Tennessee. While the cause of the Civil War is still debated, it can be assumed that Abraham Lincoln winning the election in 1860 and pledging to keep slavery out of the territories, the seven slave states seceding as a result, and the Lincoln administration as well as the people of the North refusing to recognize the secession, was a major factor in starting the war.</text:p>
      <text:p text:style-name="P1"><text:tab/>Lincoln's initial goal was to preserve the Union, and make the country whole again. While it was Lincoln and his administrations agenda to stop the spread of slavery into the Territories that caused the states to secede, abolishing slavery completely was not Lincolns original goal. As the war progressed The Union realized they needed to put in more effort in weakening The Confederacy. As a strategy, the North would weaken the South's internal resources by eliminating the crucial support they received from their slaves (Holzer, Medford, Williams, three views above presidential prerogative). In September 1862, Lincoln issued the proclamation that would go into effect on January 1, 1863. The document proclaims that any slaves being held in any state that is in rebellion against the United States is free. It also proclaims that the Government will protect their freedom, and will not prevent them from obtaining their freedom. Also importantly, it declares that all freed slaves can join the military. This proclamation and its impact on the war effort and international relations is considered a turning point in the war for the people of the North, and the people of the South, both black and white.</text:p>
      <text:p text:style-name="P1"><text:soft-page-break/>How Emc. Proc impacted the war eff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1-26T15:46:50.56</meta:creation-date>
    <dc:date>2017-11-26T18:21:09.39</dc:date>
    <dc:creator>Timothy Cayer</dc:creator>
    <meta:editing-duration>PT2H18M6S</meta:editing-duration>
    <meta:editing-cycles>7</meta:editing-cycles>
    <meta:generator>OpenOffice/4.1.3$Win32 OpenOffice.org_project/413m1$Build-9783</meta:generator>
    <meta:document-statistic meta:table-count="0" meta:image-count="0" meta:object-count="0" meta:page-count="2" meta:paragraph-count="3" meta:word-count="337" meta:character-count="2037"/>
  </office:meta>
</office:document-meta>
</file>